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205b66" officeooo:paragraph-rsid="00205b6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troduce un comando para mostrar el nombre, tamaño y permisos de todos los</text:p>
      <text:p text:style-name="P1">ficheros de tu directorio de trabajo, ordenados por tamaño del fichero.</text:p>
      <text:p text:style-name="P1"/>
      <text:p text:style-name="P3">ls -l | tr -s ' ' ' ' | sort -n -k5</text:p>
      <text:p text:style-name="P1"/>
      <text:p text:style-name="P1">2. Introduce un comando para mostrar el UID, nombre de usuario y directorio de</text:p>
      <text:p text:style-name="P1">trabajo de todos los usuarios del sistema.</text:p>
      <text:p text:style-name="P1"/>
      <text:p text:style-name="P3">ps -e -f</text:p>
      <text:p text:style-name="P1"/>
      <text:p text:style-name="P1">3. Introduce un comando para mostrar el UID, nombre de usuario y directorio de</text:p>
      <text:p text:style-name="P1">trabajo del usuario root.</text:p>
      <text:p text:style-name="P1"/>
      <text:p text:style-name="P3">ps <text:s/>-uroot -f</text:p>
      <text:p text:style-name="P1"/>
      <text:p text:style-name="P1">4. Introduce los comandos para realizar las siguientes tareas referentes a procesos:</text:p>
      <text:p text:style-name="P1">• Muestra todos los procesos del sistema.</text:p>
      <text:p text:style-name="P1"/>
      <text:p text:style-name="P3">ps -e</text:p>
      <text:p text:style-name="P1"/>
      <text:p text:style-name="P1">• Muestra todos los procesos lanzados en la consola actual.</text:p>
      <text:p text:style-name="P1"/>
      <text:p text:style-name="P4">ps</text:p>
      <text:p text:style-name="P3"/>
      <text:p text:style-name="P1">• Muestra todos los procesos del usuario root en formato detallado.</text:p>
      <text:p text:style-name="P1"/>
      <text:p text:style-name="P4">Ps -uroot</text:p>
      <text:p text:style-name="P1"/>
      <text:p text:style-name="P1">• Muestra todos los procesos del sistema lanzados en una consola en modo</text:p>
      <text:p text:style-name="P1">texto.</text:p>
      <text:p text:style-name="P1"/>
      <text:p text:style-name="P1"/>
      <text:p text:style-name="P1"/>
      <text:p text:style-name="P1">• Muestra el PID y nombre de todos los procesos de tu usuario.</text:p>
      <text:p text:style-name="P1"/>
      <text:p text:style-name="P1"/>
      <text:p text:style-name="P1">• Muestra un monitor en tiempo real con los procesos del sistema.</text:p>
      <text:p text:style-name="P1"/>
      <text:p text:style-name="P1"/>
      <text:p text:style-name="P1">• Muestra el porcentaje de uso de CPU y memoria RAM de todos los procesos</text:p>
      <text:p text:style-name="P1">del usuario root.</text:p>
      <text:p text:style-name="P1"/>
      <text:p text:style-name="P1"/>
      <text:p text:style-name="P1"/>
      <text:p text:style-name="P1"/>
      <text:p text:style-name="P1">5. Busca los ficheros de tu usuario mayores de 1MB y sobre los que solo el</text:p>
      <text:p text:style-name="P1">propietario tenga permisos de escritura. Los resultados deben guardarse en el</text:p>
      <text:p text:style-name="P1">fichero res5 y los errores en el fichero err5.</text:p>
      <text:p text:style-name="P1"/>
      <text:p text:style-name="P1"/>
      <text:p text:style-name="P1"/>
      <text:p text:style-name="P1">6. Repite el ejercicio anterior pero contando el número de dichos ficheros.</text:p>
      <text:p text:style-name="P1"><text:soft-page-break/></text:p>
      <text:p text:style-name="P1"/>
      <text:p text:style-name="P1"/>
      <text:p text:style-name="P1">7. Busca los ficheros del usuario root menores de 1GB y que empiecen por la letra 'd'</text:p>
      <text:p text:style-name="P1">y empaquetalos en el fichero /root/ficheros_d.tar.</text:p>
      <text:p text:style-name="P1"/>
      <text:p text:style-name="P1"/>
      <text:p text:style-name="P1"/>
      <text:p text:style-name="P1">8. Busca los ficheros de tu usuario de más de 50MB y modifica el propietario al</text:p>
      <text:p text:style-name="P1">usuario roo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 Crea una tarea que se ejecute el 31 de diciembre a las 23:55 y guarde el nombre</text:p>
      <text:p text:style-name="P1">de los usuarios conectados en el fichero /root/usuarios_sin_vida_propia.</text:p>
      <text:p text:style-name="P1"/>
      <text:p text:style-name="P1"/>
      <text:p text:style-name="P1"/>
      <text:p text:style-name="P1">10.Crea una tarea que se lance el 10 de diciembre de 2013 consistente en contar el</text:p>
      <text:p text:style-name="P1">número de ficheros mayores de 2MB, del usuario root. El resultado de este</text:p>
      <text:p text:style-name="P1">comando debe almacenarse en el fichero /root/ej10</text:p>
      <text:p text:style-name="P1"/>
      <text:p text:style-name="P1"/>
      <text:p text:style-name="P1"/>
      <text:p text:style-name="P1"/>
      <text:p text:style-name="P1">11. Muestra las tareas programadas con el comando at.</text:p>
      <text:p text:style-name="P1"/>
      <text:p text:style-name="P1"/>
      <text:p text:style-name="P1"/>
      <text:p text:style-name="P1"/>
      <text:p text:style-name="P1">12.Elimina la tarea programada en el ejercicio 10.</text:p>
      <text:p text:style-name="P1"/>
      <text:p text:style-name="P1"/>
      <text:p text:style-name="P1"/>
      <text:p text:style-name="P1"/>
      <text:p text:style-name="P1">13.Crea una tarea que se ejecute todos los lunes, miércoles y viernes a las 23:00</text:p>
      <text:p text:style-name="P1">consistente en almacenar en el fichero /root/memoria el estado de la memoria del</text:p>
      <text:p text:style-name="P1">sistema.</text:p>
      <text:p text:style-name="P1"/>
      <text:p text:style-name="P1"/>
      <text:p text:style-name="P1"/>
      <text:p text:style-name="P1"/>
      <text:p text:style-name="P1">14.Crea una tarea que cada 20 minutos que almacene en el fichero /root/historial, los</text:p>
      <text:p text:style-name="P1">3 últimos comandos ejecutados por el usuario root. Además, al programar esta</text:p>
      <text:p text:style-name="P1">tarea, no debes desprogramar la del ejercicio 13. Este ejercicio es bastante jodido,</text:p>
      <text:p text:style-name="P1">lo reconozco.</text:p>
      <text:p text:style-name="P1"/>
      <text:p text:style-name="P1"/>
      <text:p text:style-name="P1"><text:soft-page-break/></text:p>
      <text:p text:style-name="P1"/>
      <text:p text:style-name="P1">15.Muestra las tareas periódicas programadas.</text:p>
      <text:p text:style-name="P1"/>
      <text:p text:style-name="P1"/>
      <text:p text:style-name="P1"/>
      <text:p text:style-name="P1"/>
      <text:p text:style-name="P1">16. Realiza las siguientes operaciones sobre usuarios:</text:p>
      <text:p text:style-name="P1">• Crea el usuario usu55</text:p>
      <text:p text:style-name="P1">• Crea el usuario usu66 con el grupo usu55 como grupo primario.</text:p>
      <text:p text:style-name="P1">• Crea el grupo g55</text:p>
      <text:p text:style-name="P1">• Haz que el grupo primario del usu55 sea g55.</text:p>
      <text:p text:style-name="P1">• Añade al usuario usu55 a los grupos cdrom y admin.</text:p>
      <text:p text:style-name="P1">• Elimina el grupo g55.</text:p>
      <text:p text:style-name="P1">• Borra el usuario usu55 haciendo una copia de seguridad de su carpeta de</text:p>
      <text:p text:style-name="P1">trabajo en el directorio /root. (si no se crea el fichero .tar en /root el ejercicio</text:p>
      <text:p text:style-name="P1">está mal).</text:p>
      <text:p text:style-name="P1">• Vuelve a crear al usu55 y restaura los datos de su copia de seguridad.</text:p>
      <text:p text:style-name="P1"/>
      <text:p text:style-name="P1"/>
      <text:p text:style-name="P1"/>
      <text:p text:style-name="P1"/>
      <text:p text:style-name="P1">17.Modifica el sistema para que al borrar un grupo, con el comando deluser g55,</text:p>
      <text:p text:style-name="P1">automáticamente solo lo borre si está vacio.</text:p>
      <text:p text:style-name="P1"/>
      <text:p text:style-name="P1"/>
      <text:p text:style-name="P1"/>
      <text:p text:style-name="P1"/>
      <text:p text:style-name="P1">18.Indica para qué sirven los ficheros /etc/deluser.conf y /etc/adduser.conf</text:p>
      <text:p text:style-name="P1"/>
      <text:p text:style-name="P1"/>
      <text:p text:style-name="P1"/>
      <text:p text:style-name="P1"/>
      <text:p text:style-name="P1">19.Modifica el sistema para que cuando cualquier usuario se entre en el sistema se</text:p>
      <text:p text:style-name="P1">guarde en el fichero /root/tareas (sin eliminar el contenido previo de dicho fichero),</text:p>
      <text:p text:style-name="P1">la lista de tareas periódicas programadas de dicho usuario.</text:p>
      <text:p text:style-name="P1"/>
      <text:p text:style-name="P1"/>
      <text:p text:style-name="P1"/>
      <text:p text:style-name="P1"/>
      <text:p text:style-name="P1">20. Ejecuta un comando que muestre las particiones que hay en tu equipo. Explica la</text:p>
      <text:p text:style-name="P1">información que te aparezca.</text:p>
      <text:p text:style-name="P1"/>
      <text:p text:style-name="P1"/>
      <text:p text:style-name="P1"/>
      <text:p text:style-name="P1"/>
      <text:p text:style-name="P1">21.Introduce un usb en el sistema y realiza las siguientes tareas.</text:p>
      <text:p text:style-name="P1">• Introduce un comando para ver el nombre de la partición asociada a dicho</text:p>
      <text:p text:style-name="P1">dispositivo (normalmente será /dev/sdb1)</text:p>
      <text:p text:style-name="P1">• Desmóntalo.</text:p>
      <text:p text:style-name="P1">• Montaló manualmente en el directorio D1 dentro de tu carpeta de trabajo con</text:p>
      <text:p text:style-name="P1">permiso de solo lectura y sin permiso de ejecución para los ficheros</text:p>
      <text:p text:style-name="P1"><text:soft-page-break/>ejecutables.</text:p>
      <text:p text:style-name="P1">• Desmóntalo otra vez.</text:p>
      <text:p text:style-name="P1">• Móntalo manualmente en el directorio D1 dentro de tu carpeta de trabajo con</text:p>
      <text:p text:style-name="P1">permiso de lectura y escritura y de forma que tu usuario sea el propietario de</text:p>
      <text:p text:style-name="P1">los ficheros del usb.</text:p>
      <text:p text:style-name="P1"/>
      <text:p text:style-name="P1"/>
      <text:p text:style-name="P1"/>
      <text:p text:style-name="P1"/>
      <text:p text:style-name="P1">22.Modifica el sistema para que al arrancar, se monte automáticamente la partición</text:p>
      <text:p text:style-name="P1">/dev/sda7 en el directorio /D2 con permisos de lectura y escritura y de forma que si</text:p>
      <text:p text:style-name="P1">hay errores y cae, vuelva a montarse solo con permisos de lectura.</text:p>
      <text:p text:style-name="P1"/>
      <text:p text:style-name="P1"/>
      <text:p text:style-name="P1"/>
      <text:p text:style-name="P1"/>
      <text:p text:style-name="P1"/>
      <text:p text:style-name="P1">23.Modifica el sistema para que al arrancar, se monte automáticamente la partición</text:p>
      <text:p text:style-name="P1">/dev/sda8 en el directorio /D3 con permisos de lectura y escritura y de forma que</text:p>
      <text:p text:style-name="P1">cada cierto tiempo se chequee la integridad de la partición con el comando fsck.</text:p>
      <text:p text:style-name="P1"/>
      <text:p text:style-name="P1"/>
      <text:p text:style-name="P1"/>
      <text:p text:style-name="P1"/>
      <text:p text:style-name="P1">24.Introduce un comando para mostrar las particiones montadas en el sistema.</text:p>
      <text:p text:style-name="P1"/>
      <text:p text:style-name="P1"/>
      <text:p text:style-name="P1"/>
      <text:p text:style-name="P1"/>
      <text:p text:style-name="P1">25.En qué se diferencian los comandos mount y fdisk -l</text:p>
      <text:p text:style-name="P1">26.Introduce un comando para mostrar solo el nombre de los dispositivos montados</text:p>
      <text:p text:style-name="P1">en el sistema y el directorio de montaje.</text:p>
      <text:p text:style-name="P1"/>
      <text:p text:style-name="P1"/>
      <text:p text:style-name="P1"/>
      <text:p text:style-name="P1">27.Introduce un comando para hacer que el usuario usu66 tenga permisos para</text:p>
      <text:p text:style-name="P1">ejecutar el comando sudo su.</text:p>
      <text:p text:style-name="P1"/>
      <text:p text:style-name="P1"/>
      <text:p text:style-name="P1"/>
      <text:p text:style-name="P1">28.Introduce un comando programar una tarea que se ejecute todos los días del més</text:p>
      <text:p text:style-name="P1">de Enero a las 22:55 para borrar los ficheros del sistema de más de 10GB y sobre</text:p>
      <text:p text:style-name="P1">los que sólo el propietario tenga permisos de ejecución.</text:p>
      <text:p text:style-name="P1"/>
      <text:p text:style-name="P1"/>
      <text:p text:style-name="P1"/>
      <text:p text:style-name="P1">29.Introduce un comando para contar el número de ficheros de tu usuario en todo el</text:p>
      <text:p text:style-name="P1">sistema.</text:p>
      <text:p text:style-name="P1"/>
      <text:p text:style-name="P1"/>
      <text:p text:style-name="P1"/>
      <text:p text:style-name="P1"/>
      <text:p text:style-name="P1"><text:soft-page-break/>30.Introduce un comando para mostrar la fecha del sistema. Este es para que tengais</text:p>
      <text:p text:style-name="P1">uno fácil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1T15:47:17.455000000</meta:creation-date>
    <dc:date>2020-10-01T18:03:54.922000000</dc:date>
    <meta:editing-duration>PT19M47S</meta:editing-duration>
    <meta:editing-cycles>4</meta:editing-cycles>
    <meta:generator>LibreOffice/6.4.4.2$Windows_X86_64 LibreOffice_project/3d775be2011f3886db32dfd395a6a6d1ca2630ff</meta:generator>
    <meta:document-statistic meta:table-count="0" meta:image-count="0" meta:object-count="0" meta:page-count="5" meta:paragraph-count="94" meta:word-count="921" meta:character-count="5255" meta:non-whitespace-character-count="4427"/>
  </office:meta>
</office:document-meta>
</file>